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1.222in"/>
    </style:style>
    <style:style style:name="co8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elected tuning valu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ax_depth</text:p>
          </table:table-cell>
          <table:table-cell office:value-type="string" calcext:value-type="string">
            <text:p>min_child_weight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subsample</text:p>
          </table:table-cell>
          <table:table-cell office:value-type="string" calcext:value-type="string">
            <text:p>colsample_bytree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table:style-name="ce1" office:value-type="string" calcext:value-type="string">
            <text:p>10 0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0 0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 000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3 08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</table:table>
      <table:table table:name="all_tuning_scores" table:style-name="ta1">
        <table:table-column table:style-name="co1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1" table:number-columns-repeated="5" table:default-cell-style-name="Default"/>
        <table:table-column table:style-name="co8" table:number-columns-repeated="12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Depth-weight:3:1</text:p>
          </table:table-cell>
          <table:table-cell office:value-type="string" calcext:value-type="string">
            <text:p>Depth-weight:3:3</text:p>
          </table:table-cell>
          <table:table-cell office:value-type="string" calcext:value-type="string">
            <text:p>Depth-weight:3:5</text:p>
          </table:table-cell>
          <table:table-cell office:value-type="string" calcext:value-type="string">
            <text:p>Depth-weight:5:1</text:p>
          </table:table-cell>
          <table:table-cell office:value-type="string" calcext:value-type="string">
            <text:p>Depth-weight:5:3</text:p>
          </table:table-cell>
          <table:table-cell office:value-type="string" calcext:value-type="string">
            <text:p>Depth-weight:5:5</text:p>
          </table:table-cell>
          <table:table-cell office:value-type="string" calcext:value-type="string">
            <text:p>Depth-weight:7:1</text:p>
          </table:table-cell>
          <table:table-cell office:value-type="string" calcext:value-type="string">
            <text:p>Depth-weight:7:3</text:p>
          </table:table-cell>
          <table:table-cell office:value-type="string" calcext:value-type="string">
            <text:p>Depth-weight:7:5</text:p>
          </table:table-cell>
          <table:table-cell office:value-type="string" calcext:value-type="string">
            <text:p>Depth-weight:9:1</text:p>
          </table:table-cell>
          <table:table-cell office:value-type="string" calcext:value-type="string">
            <text:p>Depth-weight:9:3</text:p>
          </table:table-cell>
          <table:table-cell office:value-type="string" calcext:value-type="string">
            <text:p>Depth-weight:9:5</text:p>
          </table:table-cell>
          <table:table-cell office:value-type="string" calcext:value-type="string">
            <text:p>Depth-weight:11:1</text:p>
          </table:table-cell>
          <table:table-cell office:value-type="string" calcext:value-type="string">
            <text:p>Depth-weight:13:1</text:p>
          </table:table-cell>
          <table:table-cell office:value-type="string" calcext:value-type="string">
            <text:p>Depth-weight:13:3</text:p>
          </table:table-cell>
          <table:table-cell office:value-type="string" calcext:value-type="string">
            <text:p>Gamma:0</text:p>
          </table:table-cell>
          <table:table-cell office:value-type="string" calcext:value-type="string">
            <text:p>Gamma:0.1</text:p>
          </table:table-cell>
          <table:table-cell office:value-type="string" calcext:value-type="string">
            <text:p>Gamma:0.2</text:p>
          </table:table-cell>
          <table:table-cell office:value-type="string" calcext:value-type="string">
            <text:p>Gamma:0.3</text:p>
          </table:table-cell>
          <table:table-cell office:value-type="string" calcext:value-type="string">
            <text:p>Gamma:0.4</text:p>
          </table:table-cell>
          <table:table-cell office:value-type="string" calcext:value-type="string">
            <text:p>Gamma:0.5</text:p>
          </table:table-cell>
          <table:table-cell office:value-type="string" calcext:value-type="string">
            <text:p>Csbt-ss:0.7:0.7</text:p>
          </table:table-cell>
          <table:table-cell office:value-type="string" calcext:value-type="string">
            <text:p>Csbt-ss:0.7:0.8</text:p>
          </table:table-cell>
          <table:table-cell office:value-type="string" calcext:value-type="string">
            <text:p>Csbt-ss:0.7:0.9</text:p>
          </table:table-cell>
          <table:table-cell office:value-type="string" calcext:value-type="string">
            <text:p>Csbt-ss:0.7:1</text:p>
          </table:table-cell>
          <table:table-cell office:value-type="string" calcext:value-type="string">
            <text:p>Csbt-ss:0.8:0.7</text:p>
          </table:table-cell>
          <table:table-cell office:value-type="string" calcext:value-type="string">
            <text:p>Csbt-ss:0.8:0.8</text:p>
          </table:table-cell>
          <table:table-cell office:value-type="string" calcext:value-type="string">
            <text:p>Csbt-ss:0.8:0.9</text:p>
          </table:table-cell>
          <table:table-cell office:value-type="string" calcext:value-type="string">
            <text:p>Csbt-ss:0.8:1</text:p>
          </table:table-cell>
          <table:table-cell office:value-type="string" calcext:value-type="string">
            <text:p>Csbt-ss:0.9:0.7</text:p>
          </table:table-cell>
          <table:table-cell office:value-type="string" calcext:value-type="string">
            <text:p>Csbt-ss:0.9:0.8</text:p>
          </table:table-cell>
          <table:table-cell office:value-type="string" calcext:value-type="string">
            <text:p>Csbt-ss:0.9:0.9</text:p>
          </table:table-cell>
          <table:table-cell office:value-type="string" calcext:value-type="string">
            <text:p>Csbt-ss:0.9:1</text:p>
          </table:table-cell>
          <table:table-cell office:value-type="string" calcext:value-type="string">
            <text:p>Csbt-ss:1:0.7</text:p>
          </table:table-cell>
          <table:table-cell office:value-type="string" calcext:value-type="string">
            <text:p>Csbt-ss:1:0.8</text:p>
          </table:table-cell>
          <table:table-cell office:value-type="string" calcext:value-type="string">
            <text:p>Csbt-ss:1:0.9</text:p>
          </table:table-cell>
          <table:table-cell office:value-type="string" calcext:value-type="string">
            <text:p>Csbt-ss:1:1</text:p>
          </table:table-cell>
        </table:table-row>
        <table:table-row table:style-name="ro1">
          <table:table-cell table:style-name="ce1" office:value-type="string" calcext:value-type="string">
            <text:p>10 000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8277" calcext:value-type="float">
            <text:p>0.8277</text:p>
          </table:table-cell>
          <table:table-cell office:value-type="float" office:value="0.831" calcext:value-type="float">
            <text:p>0.831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8417" calcext:value-type="float">
            <text:p>0.8417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8458" calcext:value-type="float">
            <text:p>0.8458</text:p>
          </table:table-cell>
          <table:table-cell office:value-type="float" office:value="0.8463" calcext:value-type="float">
            <text:p>0.8463</text:p>
          </table:table-cell>
          <table:table-cell office:value-type="float" office:value="0.845" calcext:value-type="float">
            <text:p>0.845</text:p>
          </table:table-cell>
          <table:table-cell office:value-type="float" office:value="0.8466" calcext:value-type="float">
            <text:p>0.8466</text:p>
          </table:table-cell>
          <table:table-cell office:value-type="float" office:value="0.8454" calcext:value-type="float">
            <text:p>0.8454</text:p>
          </table:table-cell>
          <table:table-cell office:value-type="float" office:value="0.8446" calcext:value-type="float">
            <text:p>0.8446</text:p>
          </table:table-cell>
          <table:table-cell office:value-type="float" office:value="0.8442" calcext:value-type="float">
            <text:p>0.8442</text:p>
          </table:table-cell>
          <table:table-cell table:number-columns-repeated="2"/>
          <table:table-cell office:value-type="float" office:value="0.8466" calcext:value-type="float">
            <text:p>0.8466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8452" calcext:value-type="float">
            <text:p>0.8452</text:p>
          </table:table-cell>
          <table:table-cell office:value-type="float" office:value="0.8456" calcext:value-type="float">
            <text:p>0.8456</text:p>
          </table:table-cell>
          <table:table-cell office:value-type="float" office:value="0.8471" calcext:value-type="float">
            <text:p>0.8471</text:p>
          </table:table-cell>
          <table:table-cell/>
          <table:table-cell office:value-type="float" office:value="0.8432" calcext:value-type="float">
            <text:p>0.8432</text:p>
          </table:table-cell>
          <table:table-cell office:value-type="float" office:value="0.8452" calcext:value-type="float">
            <text:p>0.8452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8477" calcext:value-type="float">
            <text:p>0.8477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8483" calcext:value-type="float">
            <text:p>0.8483</text:p>
          </table:table-cell>
          <table:table-cell office:value-type="float" office:value="0.8486" calcext:value-type="float">
            <text:p>0.8486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8456" calcext:value-type="float">
            <text:p>0.8456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8477" calcext:value-type="float">
            <text:p>0.8477</text:p>
          </table:table-cell>
          <table:table-cell office:value-type="float" office:value="0.8454" calcext:value-type="float">
            <text:p>0.8454</text:p>
          </table:table-cell>
          <table:table-cell office:value-type="float" office:value="0.8463" calcext:value-type="float">
            <text:p>0.8463</text:p>
          </table:table-cell>
          <table:table-cell office:value-type="float" office:value="0.8466" calcext:value-type="float">
            <text:p>0.8466</text:p>
          </table:table-cell>
          <table:table-cell office:value-type="float" office:value="0.8465" calcext:value-type="float">
            <text:p>0.8465</text:p>
          </table:table-cell>
        </table:table-row>
        <table:table-row table:style-name="ro1">
          <table:table-cell office:value-type="string" calcext:value-type="string">
            <text:p>20 000</text:p>
          </table:table-cell>
          <table:table-cell office:value-type="float" office:value="0.8553" calcext:value-type="float">
            <text:p>0.8553</text:p>
          </table:table-cell>
          <table:table-cell office:value-type="float" office:value="0.85555" calcext:value-type="float">
            <text:p>0.85555</text:p>
          </table:table-cell>
          <table:table-cell office:value-type="float" office:value="0.8539" calcext:value-type="float">
            <text:p>0.8539</text:p>
          </table:table-cell>
          <table:table-cell office:value-type="float" office:value="0.8664" calcext:value-type="float">
            <text:p>0.8664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86425" calcext:value-type="float">
            <text:p>0.86425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86755" calcext:value-type="float">
            <text:p>0.86755</text:p>
          </table:table-cell>
          <table:table-cell office:value-type="float" office:value="0.86635" calcext:value-type="float">
            <text:p>0.86635</text:p>
          </table:table-cell>
          <table:table-cell office:value-type="float" office:value="0.8653" calcext:value-type="float">
            <text:p>0.8653</text:p>
          </table:table-cell>
          <table:table-cell office:value-type="float" office:value="0.8634" calcext:value-type="float">
            <text:p>0.8634</text:p>
          </table:table-cell>
          <table:table-cell table:number-columns-repeated="3"/>
          <table:table-cell office:value-type="float" office:value="0.8684" calcext:value-type="float">
            <text:p>0.8684</text:p>
          </table:table-cell>
          <table:table-cell office:value-type="float" office:value="0.86885" calcext:value-type="float">
            <text:p>0.86885</text:p>
          </table:table-cell>
          <table:table-cell office:value-type="float" office:value="0.86915" calcext:value-type="float">
            <text:p>0.86915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8706" calcext:value-type="float">
            <text:p>0.8706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87085" calcext:value-type="float">
            <text:p>0.87085</text:p>
          </table:table-cell>
          <table:table-cell office:value-type="float" office:value="0.87065" calcext:value-type="float">
            <text:p>0.87065</text:p>
          </table:table-cell>
          <table:table-cell office:value-type="float" office:value="0.86955" calcext:value-type="float">
            <text:p>0.86955</text:p>
          </table:table-cell>
          <table:table-cell office:value-type="float" office:value="0.8706" calcext:value-type="float">
            <text:p>0.8706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86845" calcext:value-type="float">
            <text:p>0.86845</text:p>
          </table:table-cell>
          <table:table-cell office:value-type="float" office:value="0.8706" calcext:value-type="float">
            <text:p>0.8706</text:p>
          </table:table-cell>
          <table:table-cell office:value-type="float" office:value="0.87035" calcext:value-type="float">
            <text:p>0.87035</text:p>
          </table:table-cell>
          <table:table-cell office:value-type="float" office:value="0.86835" calcext:value-type="float">
            <text:p>0.86835</text:p>
          </table:table-cell>
          <table:table-cell office:value-type="float" office:value="0.87015" calcext:value-type="float">
            <text:p>0.87015</text:p>
          </table:table-cell>
          <table:table-cell office:value-type="float" office:value="0.87085" calcext:value-type="float">
            <text:p>0.87085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1">
          <table:table-cell office:value-type="string" calcext:value-type="string">
            <text:p>50 000</text:p>
          </table:table-cell>
          <table:table-cell office:value-type="float" office:value="0.87504" calcext:value-type="float">
            <text:p>0.87504</text:p>
          </table:table-cell>
          <table:table-cell office:value-type="float" office:value="0.87456" calcext:value-type="float">
            <text:p>0.87456</text:p>
          </table:table-cell>
          <table:table-cell office:value-type="float" office:value="0.87432" calcext:value-type="float">
            <text:p>0.87432</text:p>
          </table:table-cell>
          <table:table-cell office:value-type="float" office:value="0.8838" calcext:value-type="float">
            <text:p>0.8838</text:p>
          </table:table-cell>
          <table:table-cell office:value-type="float" office:value="0.88348" calcext:value-type="float">
            <text:p>0.88348</text:p>
          </table:table-cell>
          <table:table-cell office:value-type="float" office:value="0.88218" calcext:value-type="float">
            <text:p>0.88218</text:p>
          </table:table-cell>
          <table:table-cell office:value-type="float" office:value="0.88758" calcext:value-type="float">
            <text:p>0.88758</text:p>
          </table:table-cell>
          <table:table-cell office:value-type="float" office:value="0.88662" calcext:value-type="float">
            <text:p>0.88662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88784" calcext:value-type="float">
            <text:p>0.88784</text:p>
          </table:table-cell>
          <table:table-cell office:value-type="float" office:value="0.88508" calcext:value-type="float">
            <text:p>0.88508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88454" calcext:value-type="float">
            <text:p>0.88454</text:p>
          </table:table-cell>
          <table:table-cell table:number-columns-repeated="2"/>
          <table:table-cell office:value-type="float" office:value="0.88784" calcext:value-type="float">
            <text:p>0.88784</text:p>
          </table:table-cell>
          <table:table-cell office:value-type="float" office:value="0.88672" calcext:value-type="float">
            <text:p>0.88672</text:p>
          </table:table-cell>
          <table:table-cell office:value-type="float" office:value="0.88756" calcext:value-type="float">
            <text:p>0.88756</text:p>
          </table:table-cell>
          <table:table-cell office:value-type="float" office:value="0.88746" calcext:value-type="float">
            <text:p>0.88746</text:p>
          </table:table-cell>
          <table:table-cell office:value-type="float" office:value="0.8876" calcext:value-type="float">
            <text:p>0.8876</text:p>
          </table:table-cell>
          <table:table-cell table:number-columns-repeated="6"/>
          <table:table-cell office:value-type="float" office:value="0.88784" calcext:value-type="float">
            <text:p>0.88784</text:p>
          </table:table-cell>
          <table:table-cell office:value-type="float" office:value="0.88822" calcext:value-type="float">
            <text:p>0.88822</text:p>
          </table:table-cell>
          <table:table-cell office:value-type="float" office:value="0.8884" calcext:value-type="float">
            <text:p>0.8884</text:p>
          </table:table-cell>
          <table:table-cell/>
          <table:table-cell office:value-type="float" office:value="0.88722" calcext:value-type="float">
            <text:p>0.88722</text:p>
          </table:table-cell>
          <table:table-cell office:value-type="float" office:value="0.88836" calcext:value-type="float">
            <text:p>0.88836</text:p>
          </table:table-cell>
          <table:table-cell office:value-type="float" office:value="0.88776" calcext:value-type="float">
            <text:p>0.88776</text:p>
          </table:table-cell>
          <table:table-cell/>
          <table:table-cell office:value-type="float" office:value="0.88676" calcext:value-type="float">
            <text:p>0.88676</text:p>
          </table:table-cell>
          <table:table-cell office:value-type="float" office:value="0.88934" calcext:value-type="float">
            <text:p>0.88934</text:p>
          </table:table-cell>
          <table:table-cell office:value-type="float" office:value="0.88826" calcext:value-type="float">
            <text:p>0.88826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table:number-columns-repeated="6"/>
          <table:table-cell office:value-type="float" office:value="0.89864" calcext:value-type="float">
            <text:p>0.89864</text:p>
          </table:table-cell>
          <table:table-cell office:value-type="float" office:value="0.89825" calcext:value-type="float">
            <text:p>0.89825</text:p>
          </table:table-cell>
          <table:table-cell/>
          <table:table-cell office:value-type="float" office:value="0.90005" calcext:value-type="float">
            <text:p>0.90005</text:p>
          </table:table-cell>
          <table:table-cell office:value-type="float" office:value="0.89927" calcext:value-type="float">
            <text:p>0.89927</text:p>
          </table:table-cell>
          <table:table-cell/>
          <table:table-cell office:value-type="float" office:value="0.89962" calcext:value-type="float">
            <text:p>0.89962</text:p>
          </table:table-cell>
          <table:table-cell office:value-type="float" office:value="0.89711" calcext:value-type="float">
            <text:p>0.89711</text:p>
          </table:table-cell>
          <table:table-cell office:value-type="float" office:value="0.89576" calcext:value-type="float">
            <text:p>0.8957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263 088</text:p>
          </table:table-cell>
          <table:table-cell table:number-columns-repeated="6"/>
          <table:table-cell office:value-type="float" office:value="0.9090380405" calcext:value-type="float">
            <text:p>0.9090380405</text:p>
          </table:table-cell>
          <table:table-cell office:value-type="float" office:value="0.9087111537" calcext:value-type="float">
            <text:p>0.9087111537</text:p>
          </table:table-cell>
          <table:table-cell/>
          <table:table-cell office:value-type="float" office:value="0.9106990817" calcext:value-type="float">
            <text:p>0.9106990817</text:p>
          </table:table-cell>
          <table:table-cell office:value-type="float" office:value="0.9107028827" calcext:value-type="float">
            <text:p>0.9107028827</text:p>
          </table:table-cell>
          <table:table-cell/>
          <table:table-cell office:value-type="float" office:value="0.9109803564" calcext:value-type="float">
            <text:p>0.9109803564</text:p>
          </table:table-cell>
          <table:table-cell office:value-type="float" office:value="0.9106040564" calcext:value-type="float">
            <text:p>0.9106040564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 style:data-style-name="N2" text:time-value="22:44:32.090401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08:28:23.788870593</meta:creation-date>
    <meta:generator>LibreOffice/4.2.8.2$Linux_X86_64 LibreOffice_project/420m0$Build-2</meta:generator>
    <dc:date>2017-04-15T23:14:12.187219714</dc:date>
    <meta:editing-duration>P1DT4H42M59S</meta:editing-duration>
    <meta:editing-cycles>19</meta:editing-cycles>
    <meta:document-statistic meta:table-count="2" meta:cell-count="186" meta:object-count="0"/>
  </office:meta>
</office:document-meta>
</file>